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heads_20_1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marker-end="Arrowheads_20_1"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heads_20_1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marker-end="Arrowheads_20_1" draw:fill="soli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draw:marker-end="Arrowheads_20_1"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3465af"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5cm"/>
    </style:style>
    <style:style style:name="gr12" style:family="graphic" style:parent-style-name="objectwithoutfill">
      <style:graphic-properties draw:stroke="dash" draw:stroke-dash="Fine_20_Dashed" draw:marker-end="Arrowheads_20_1" draw:marker-end-width="0.3cm" draw:fill="none" draw:textarea-vertical-align="middle"/>
    </style:style>
    <style:style style:name="gr13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4" style:family="graphic" style:parent-style-name="standard">
      <style:graphic-properties draw:marker-end="Arrowheads_20_1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16" style:family="graphic" style:parent-style-name="standard">
      <style:graphic-properties svg:stroke-color="#000000" draw:marker-end="Arrowheads_20_1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.1000003814697pt" style:font-size-asian="12pt" style:font-size-complex="12pt"/>
    </style:style>
    <style:style style:name="P4" style:family="paragraph">
      <style:paragraph-properties fo:text-align="center"/>
      <style:text-properties fo:font-size="10pt" style:font-size-asian="12pt" style:font-size-complex="12pt"/>
    </style:style>
    <style:style style:name="P5" style:family="paragraph">
      <style:paragraph-properties fo:text-align="center"/>
      <style:text-properties fo:font-size="13.1000003814697pt" style:font-size-asian="10pt" style:font-size-complex="10pt"/>
    </style:style>
    <style:style style:name="P6" style:family="paragraph">
      <style:text-properties fo:font-size="23.6000003814697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3.6000003814697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9.304cm" svg:height="14.986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8.288cm" svg:height="3.389cm" svg:x="1.508cm" svg:y="5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8.288cm" svg:height="5.842cm" svg:x="1.508cm" svg:y="9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8.272cm" svg:height="2.74cm" svg:x="1.524cm" svg:y="2.8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598cm" svg:height="14.986cm" draw:transform="skewX (0.00174532925199433) translate (20.585cm 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0" draw:id="id10" draw:layer="layout" svg:width="7.345cm" svg:height="0.969cm" svg:x="1.87cm" svg:y="7.276cm">
          <text:p text:style-name="P2"><text:span text:style-name="T1">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1" draw:id="id11" draw:layer="layout" svg:width="3.673cm" svg:height="0.969cm" svg:x="14.716cm" svg:y="10.504cm">
          <text:p text:style-name="P2"><text:span text:style-name="T1">Admin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2" draw:id="id12" draw:layer="layout" svg:width="2.364cm" svg:height="1.697cm" svg:x="23.884cm" svg:y="4.024cm">
          <text:p text:style-name="P2"><text:span text:style-name="T1">Config.groovy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g xml:id="id3" draw:id="id3">
          <draw:custom-shape draw:style-name="gr6" draw:text-style-name="P4" draw:layer="layout" svg:width="2.623cm" svg:height="1.212cm" svg:x="10.823cm" svg:y="10.234cm">
            <text:p text:style-name="P2"><text:span text:style-name="T1">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xml:id="id5" draw:id="id5" draw:layer="layout" svg:width="0.262cm" svg:height="0.483cm" svg:x="11.977cm" svg:y="11.4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6" draw:text-style-name="P5" xml:id="id6" draw:id="id6" draw:layer="layout" svg:width="3.147cm" svg:height="0.486cm" svg:x="6.588cm" svg:y="12.408cm">
          <text:p text:style-name="P2"><text:span text:style-name="T2">TextInput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7" draw:id="id7" draw:layer="layout" svg:width="3.147cm" svg:height="0.485cm" svg:x="6.588cm" svg:y="13.136cm">
          <text:p text:style-name="P2"><text:span text:style-name="T2">TextArea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8" draw:id="id8" draw:layer="layout" svg:width="3.147cm" svg:height="0.486cm" svg:x="6.588cm" svg:y="13.862cm">
          <text:p text:style-name="P2"><text:span text:style-name="T2">Select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9" draw:id="id9" draw:layer="layout" svg:width="3.147cm" svg:height="0.485cm" svg:x="6.588cm" svg:y="14.588cm">
          <text:p text:style-name="P2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svg:x1="15.107cm" svg:y1="8.164cm" svg:x2="5.55cm" svg:y2="10.584cm" draw:start-shape="id1" draw:start-glue-point="2" draw:end-shape="id2" draw:end-glue-point="0" svg:d="M15107 8164v1210h-9557v1210" svg:viewBox="0 0 9558 2421">
          <text:p/>
        </draw:connector>
        <draw:connector draw:style-name="gr10" draw:text-style-name="P2" draw:layer="layout" svg:x1="12.134cm" svg:y1="11.929cm" svg:x2="22.992cm" svg:y2="14.011cm" draw:start-shape="id3" draw:start-glue-point="2" draw:end-shape="id4" draw:end-glue-point="5" svg:d="M12134 11929v2082h10858" svg:viewBox="0 0 10859 2083">
          <text:p/>
        </draw:connector>
        <draw:connector draw:style-name="gr10" draw:text-style-name="P2" draw:layer="layout" svg:x1="11.977cm" svg:y1="11.688cm" svg:x2="9.735cm" svg:y2="12.651cm" draw:start-shape="id5" draw:start-glue-point="5" draw:end-shape="id6" svg:d="M11977 11688h-1121v963h-1121" svg:viewBox="0 0 2243 964">
          <text:p/>
        </draw:connector>
        <draw:connector draw:style-name="gr10" draw:text-style-name="P2" draw:layer="layout" svg:x1="11.977cm" svg:y1="11.688cm" svg:x2="9.735cm" svg:y2="13.378cm" draw:start-shape="id5" draw:start-glue-point="5" draw:end-shape="id7" draw:end-glue-point="1" svg:d="M11977 11688h-1121v1690h-1121" svg:viewBox="0 0 2243 1691">
          <text:p/>
        </draw:connector>
        <draw:connector draw:style-name="gr10" draw:text-style-name="P2" draw:layer="layout" svg:x1="11.977cm" svg:y1="11.688cm" svg:x2="9.735cm" svg:y2="14.105cm" draw:start-shape="id5" draw:start-glue-point="5" draw:end-shape="id8" svg:d="M11977 11688h-1121v2417h-1121" svg:viewBox="0 0 2243 2418">
          <text:p/>
        </draw:connector>
        <draw:connector draw:style-name="gr10" draw:text-style-name="P2" draw:layer="layout" svg:x1="11.977cm" svg:y1="11.688cm" svg:x2="9.735cm" svg:y2="14.83cm" draw:start-shape="id5" draw:start-glue-point="5" draw:end-shape="id9" svg:d="M11977 11688h-1121v3142h-1121" svg:viewBox="0 0 2243 3143">
          <text:p/>
        </draw:connector>
        <draw:frame draw:style-name="gr11" draw:text-style-name="P6" draw:layer="layout" svg:width="8.709cm" svg:height="1.305cm" svg:x="1.324cm" svg:y="1.462cm">
          <draw:text-box>
            <text:p><text:span text:style-name="T3">GrailsAdminPlugin</text:span></text:p>
          </draw:text-box>
        </draw:frame>
        <draw:frame draw:style-name="gr11" draw:text-style-name="P6" draw:layer="layout" svg:width="6.169cm" svg:height="1.305cm" svg:x="20.74cm" svg:y="1.219cm">
          <draw:text-box>
            <text:p><text:span text:style-name="T3">YourApp</text:span></text:p>
          </draw:text-box>
        </draw:frame>
        <draw:custom-shape draw:style-name="gr8" draw:text-style-name="P5" xml:id="id13" draw:id="id13" draw:layer="layout" svg:width="3.672cm" svg:height="2.907cm" svg:x="22.529cm" svg:y="9.303cm">
          <text:p text:style-name="P2"><text:span text:style-name="T2">Domain Objec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2" draw:text-style-name="P2" draw:layer="layout" draw:line-skew="1.735cm" svg:x1="9.215cm" svg:y1="7.76cm" svg:x2="14.716cm" svg:y2="10.988cm" draw:start-shape="id10" draw:start-glue-point="1" draw:end-shape="id11" draw:end-glue-point="3" svg:d="M9215 7760h4485v3228h1016" svg:viewBox="0 0 5502 3229">
          <text:p/>
        </draw:connector>
        <draw:connector draw:style-name="gr10" draw:text-style-name="P2" draw:layer="layout" svg:x1="5.542cm" svg:y1="8.245cm" svg:x2="5.55cm" svg:y2="10.584cm" draw:start-shape="id10" draw:start-glue-point="2" draw:end-shape="id2" draw:end-glue-point="0" svg:d="M5542 8245v1169h8v1170" svg:viewBox="0 0 9 2340">
          <text:p/>
        </draw:connector>
        <draw:connector draw:style-name="gr10" draw:text-style-name="P2" draw:layer="layout" draw:line-skew="-1.594cm" svg:x1="18.389cm" svg:y1="10.988cm" svg:x2="23.884cm" svg:y2="4.873cm" draw:start-shape="id11" draw:start-glue-point="1" draw:end-shape="id12" draw:end-glue-point="5" svg:d="M18389 10988h1153v-6115h4342" svg:viewBox="0 0 5496 6116">
          <text:p/>
        </draw:connector>
        <draw:connector draw:style-name="gr10" draw:text-style-name="P2" draw:layer="layout" svg:x1="25.066cm" svg:y1="5.721cm" svg:x2="24.365cm" svg:y2="9.303cm" draw:start-shape="id12" draw:start-glue-point="6" draw:end-shape="id13" draw:end-glue-point="4" svg:d="M25066 5721v1791h-701v1791" svg:viewBox="0 0 702 3583">
          <text:p/>
        </draw:connector>
        <draw:custom-shape draw:style-name="gr8" draw:text-style-name="P5" xml:id="id14" draw:id="id14" draw:layer="layout" svg:width="2.622cm" svg:height="1.892cm" svg:x="21.522cm" svg:y="6.277cm">
          <text:p text:style-name="P2"><text:span text:style-name="T2">Admin</text:span></text:p>
          <text:p text:style-name="P2"><text:span text:style-name="T2">Objec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0" draw:text-style-name="P2" draw:layer="layout" draw:line-skew="0cm 1.107cm" svg:x1="16.552cm" svg:y1="11.473cm" svg:x2="22.833cm" svg:y2="6.277cm" draw:start-shape="id11" draw:start-glue-point="2" draw:end-shape="id14" draw:end-glue-point="4" svg:d="M16552 11473v500h4510v-6197h1771v501" svg:viewBox="0 0 6282 6198">
          <text:p/>
        </draw:connector>
        <draw:connector draw:style-name="gr13" draw:text-style-name="P2" draw:layer="layout" svg:x1="22.833cm" svg:y1="8.02cm" svg:x2="24.365cm" svg:y2="9.303cm" draw:start-shape="id14" draw:start-glue-point="6" draw:end-shape="id13" draw:end-glue-point="4" svg:d="M22833 8020v716h1532v567" svg:viewBox="0 0 1533 1284">
          <text:p/>
        </draw:connector>
        <draw:custom-shape draw:style-name="gr8" draw:text-style-name="P5" xml:id="id4" draw:id="id4" draw:layer="layout" svg:width="2.888cm" svg:height="2.664cm" svg:x="22.992cm" svg:y="12.679cm">
          <text:p text:style-name="P2"><text:span text:style-name="T2">Custom</text:span></text:p>
          <text:p text:style-name="P2"><text:span text:style-name="T2">Widge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3" xml:id="id16" draw:id="id16" draw:layer="layout" svg:width="5.508cm" svg:height="0.968cm" svg:x="2.772cm" svg:y="4.096cm">
          <text:p text:style-name="P2"><text:span text:style-name="T1">User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5" draw:id="id15" draw:layer="layout" svg:width="5.508cm" svg:height="0.968cm" svg:x="12.352cm" svg:y="4.096cm">
          <text:p text:style-name="P2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1" draw:id="id1" draw:layer="layout" svg:width="7.346cm" svg:height="0.967cm" svg:x="11.434cm" svg:y="7.197cm">
          <text:p text:style-name="P2"><text:span text:style-name="T1">Json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18.78cm" svg:y1="7.68cm" svg:x2="16.552cm" svg:y2="10.504cm" draw:start-shape="id1" draw:start-glue-point="1" draw:end-shape="id11" draw:end-glue-point="0" svg:d="M18780 7680h501v1653h-2729v1171" svg:viewBox="0 0 2730 2825">
          <text:p/>
        </draw:connector>
        <draw:frame draw:style-name="gr15" draw:text-style-name="P6" draw:layer="layout" svg:width="8.981cm" svg:height="0.992cm" svg:x="1.524cm" svg:y="2.797cm">
          <draw:text-box>
            <text:p><text:span text:style-name="T4">Controllers and Views</text:span></text:p>
          </draw:text-box>
        </draw:frame>
        <draw:frame draw:style-name="gr15" draw:text-style-name="P6" draw:layer="layout" svg:width="8.981cm" svg:height="0.992cm" svg:x="1.508cm" svg:y="5.958cm">
          <draw:text-box>
            <text:p><text:span text:style-name="T4">Services</text:span></text:p>
          </draw:text-box>
        </draw:frame>
        <draw:frame draw:style-name="gr15" draw:text-style-name="P6" draw:layer="layout" svg:width="8.981cm" svg:height="0.992cm" svg:x="1.508cm" svg:y="9.57cm">
          <draw:text-box>
            <text:p><text:span text:style-name="T4">Src</text:span></text:p>
          </draw:text-box>
        </draw:frame>
        <draw:connector draw:style-name="gr16" draw:text-style-name="P2" draw:layer="layout" svg:x1="15.106cm" svg:y1="5.064cm" svg:x2="15.107cm" svg:y2="7.197cm" draw:start-shape="id15" draw:end-shape="id1" draw:end-glue-point="0" svg:d="M15106 5064v1066h1v1067" svg:viewBox="0 0 2 2134">
          <text:p/>
        </draw:connector>
        <draw:custom-shape draw:style-name="gr6" draw:text-style-name="P3" xml:id="id2" draw:id="id2" draw:layer="layout" svg:width="5.508cm" svg:height="0.968cm" svg:x="2.796cm" svg:y="10.584cm">
          <text:p text:style-name="P2"><text:span text:style-name="T1">Widget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" draw:layer="layout" svg:x1="8.304cm" svg:y1="11.068cm" svg:x2="10.823cm" svg:y2="11.081cm" draw:start-shape="id2" draw:start-glue-point="1" draw:end-shape="id3" draw:end-glue-point="3" svg:d="M8304 11068h1259v13h1260" svg:viewBox="0 0 2520 14">
          <text:p/>
        </draw:connector>
        <draw:connector draw:style-name="gr10" draw:text-style-name="P2" draw:layer="layout" svg:x1="5.526cm" svg:y1="5.064cm" svg:x2="5.542cm" svg:y2="7.276cm" draw:start-shape="id16" draw:end-shape="id10" draw:end-glue-point="0" svg:d="M5526 5064v1106h16v1106" svg:viewBox="0 0 17 2213">
          <text:p/>
        </draw:connector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6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3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1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59cm" fo:text-indent="0cm"/>
      <style:text-properties fo:font-size="2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28cm" fo:text-indent="0cm"/>
      <style:text-properties fo:font-size="2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8cm" fo:text-indent="0cm"/>
      <style:text-properties fo:font-size="2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8cm" fo:text-indent="0cm"/>
      <style:text-properties fo:font-size="2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8cm" fo:text-indent="0cm"/>
      <style:text-properties fo:font-size="2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8cm" fo:text-indent="0cm"/>
      <style:text-properties fo:font-size="2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7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36cm" svg:height="4.626cm" svg:x="3cm" svg:y="2.102cm" presentation:class="title" presentation:placeholder="true">
        <draw:text-box/>
      </draw:frame>
      <draw:frame presentation:style-name="Default-outline1" draw:layer="backgroundobjects" svg:width="36cm" svg:height="16.066cm" svg:x="3cm" svg:y="7.478cm" presentation:class="outline" presentation:placeholder="true">
        <draw:text-box/>
      </draw:frame>
      <draw:frame presentation:style-name="Mpr1" draw:text-style-name="MP1" draw:layer="backgroundobjects" svg:width="9.32cm" svg:height="1.91cm" svg:x="3cm" svg:y="26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79cm" svg:height="1.91cm" svg:x="14.677cm" svg:y="26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2cm" svg:height="1.91cm" svg:x="29.677cm" svg:y="26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5T12:44:39.666509076</meta:creation-date>
    <dc:date>2014-05-29T22:14:03.385028043</dc:date>
    <meta:editing-duration>PT5H27S</meta:editing-duration>
    <meta:editing-cycles>12</meta:editing-cycles>
    <meta:generator>LibreOffice/4.2.3.3$Linux_X86_64 LibreOffice_project/420m0$Build-3</meta:generator>
    <meta:document-statistic meta:object-count="66"/>
  </office:meta>
</office:document-meta>
</file>